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background-color="#ffff00"/>
    </style:style>
    <style:style style:name="T2" style:family="text">
      <style:text-properties style:font-name="Tahoma" style:font-name-complex="Tahoma1"/>
    </style:style>
    <style:style style:name="T3" style:family="text">
      <style:text-properties loext:char-shading-value="0" fo:background-color="#ffff00"/>
    </style:style>
    <style:style style:name="T4" style:family="text">
      <style:text-properties fo:background-color="#fff200" loext:char-shading-value="0"/>
    </style:style>
    <style:style style:name="T5" style:family="text">
      <style:text-properties fo:background-color="transparent" loext:char-shading-value="0"/>
    </style:style>
    <style:style style:name="T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Assignment</text:p>
      <text:p text:style-name="Standard">LinkedIn is an American business and employment-oriented service that operates via websites and mobile apps. Founded on December 28, 2002, and launched on May 5, 2003, it is mainly used for professional networking, including employers posting jobs and job seekers posting their CVs.</text:p>
      <text:p text:style-name="Standard"/>
      <text:p text:style-name="Standard">Our assignment is to create an application where employers can come to post their jobs, and where job seekers can come to build their resumes and apply to those jobs.</text:p>
      <text:p text:style-name="Standard"/>
      <text:p text:style-name="Standard">1. Requirements Document</text:p>
      <text:p text:style-name="Standard">Task 1: Create extensive requirement document.</text:p>
      <text:p text:style-name="Standard"/>
      <text:p text:style-name="Standard">2. Github</text:p>
      <text:p text:style-name="Standard">Task 2: Create Github Code Repository and checkin to Github.</text:p>
      <text:p text:style-name="Standard"/>
      <text:p text:style-name="Standard">3. Initial Directory Structure</text:p>
      <text:p text:style-name="Standard">Task 3: Create the Directory Structure based on your requirements.</text:p>
      <text:p text:style-name="Standard">Task 4: Checkin to Code Repository on Github.</text:p>
      <text:p text:style-name="Standard"/>
      <text:p text:style-name="Standard">4. Create Home Page</text:p>
      <text:p text:style-name="Standard"><text:span text:style-name="T6">Task 5: Create structure for home page using HTML</text:span>.</text:p>
      <text:p text:style-name="Standard">Task 6: Checkin to Code Repository on Github.</text:p>
      <text:p text:style-name="Standard"><text:span text:style-name="T4">Task 7: Build Dockerfile</text:span>.</text:p>
      <text:p text:style-name="Standard">Task 8: Checkin to code Repository on Github.</text:p>
      <text:p text:style-name="Standard">Task 9: Create YAML for Kubernetes Deployment. 10 Replicas.<text:span text:style-name="T2"> </text:span>Task 10: Create Service for Kubernetes.</text:p>
      <text:p text:style-name="Standard">Task 11: Create Infrastructure Repository on Github. Checkin YAML.</text:p>
      <text:p text:style-name="Standard">Task 12: Run Deployment on Minikube.</text:p>
      <text:p text:style-name="Standard"><text:soft-page-break/></text:p>
      <text:p text:style-name="Standard">5. Create Employer Page</text:p>
      <text:p text:style-name="Standard">Task 13: <text:span text:style-name="T1">Build structure for employer page using HTML</text:span>.</text:p>
      <text:p text:style-name="Standard">Task 14: Checkin to Code Repository on Github.</text:p>
      <text:p text:style-name="Standard">Task 15: Create form for employers to post jobs.</text:p>
      <text:p text:style-name="Standard">Task 16: Checkin to Code Repository on Github.</text:p>
      <text:p text:style-name="Standard">Task 17: Update YAML for Kubernetes Deployment (set new image).</text:p>
      <text:p text:style-name="Standard">Task 18: Checkin YAML to Infrastructure Repository on Github.</text:p>
      <text:p text:style-name="Standard">Task 19: Apply new YAML to Kubernetes Deployment on Minikube (set new image).</text:p>
      <text:p text:style-name="Standard"/>
      <text:p text:style-name="Standard">6. Create Job Seeker Page</text:p>
      <text:p text:style-name="Standard">Task 20: <text:span text:style-name="T1">Build structure for job seeker page using HTML</text:span><text:bookmark text:name="_GoBack"/>.</text:p>
      <text:p text:style-name="Standard">Task 21: Create form for job seekers to build resume.</text:p>
      <text:p text:style-name="Standard">Task 22: Checkin to Code Repository on Github.</text:p>
      <text:p text:style-name="Standard">Task 23: Update YAML for Kubernetes Deployment (set new image).</text:p>
      <text:p text:style-name="Standard">Task 24: Checkin YAML to Infrastructure Repository on Github.</text:p>
      <text:p text:style-name="Standard">Task 25: Apply new YAML to Kubernetes Deployment (set new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yad</meta:initial-creator>
    <meta:editing-cycles>4</meta:editing-cycles>
    <meta:creation-date>2020-06-11T15:44:00</meta:creation-date>
    <dc:date>2020-06-17T16:15:20.721693158</dc:date>
    <meta:editing-duration>PT5H23M39S</meta:editing-duration>
    <meta:generator>LibreOffice/6.0.7.3$Linux_X86_64 LibreOffice_project/00m0$Build-3</meta:generator>
    <meta:document-statistic meta:table-count="0" meta:image-count="0" meta:object-count="0" meta:page-count="2" meta:paragraph-count="33" meta:word-count="314" meta:character-count="1915" meta:non-whitespace-character-count="16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